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280000002891F134B9.png" manifest:media-type="image/png"/>
  <manifest:file-entry manifest:full-path="Pictures/100002010000004A00000056A0A6B53B.png" manifest:media-type="image/png"/>
  <manifest:file-entry manifest:full-path="Pictures/10000201000000CC000000B6E82F7A6F.png" manifest:media-type="image/png"/>
  <manifest:file-entry manifest:full-path="Pictures/10000201000000CC000000B65FB7CAF0.png" manifest:media-type="image/png"/>
  <manifest:file-entry manifest:full-path="Pictures/100002010000005200000064E8F768B4.png" manifest:media-type="image/png"/>
  <manifest:file-entry manifest:full-path="Pictures/10000201000000640000004D56F1A604.png" manifest:media-type="image/png"/>
  <manifest:file-entry manifest:full-path="Pictures/10000000000004F6000002F33E4EFF51.png" manifest:media-type="image/png"/>
  <manifest:file-entry manifest:full-path="Pictures/100002010000005F0000005F1C1F535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28cm"/>
    </style:style>
    <style:style style:name="P1" style:family="paragraph">
      <style:paragraph-properties fo:text-align="center"/>
    </style:style>
    <style:style style:name="P2" style:family="paragraph">
      <style:text-properties fo:color="#0000ff" fo:font-weight="bold" style:font-weight-asian="bold" style:font-weight-complex="bold"/>
    </style:style>
    <style:style style:name="P3" style:family="paragraph">
      <style:text-properties fo:color="#0000ff"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style:text-properties fo:color="#00ae00" fo:font-weight="bold" style:font-weight-asian="bold" style:font-weight-complex="bold"/>
    </style:style>
    <style:style style:name="P12" style:family="paragraph">
      <style:text-properties fo:color="#00ae00"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color="#00ae00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5.42cm" svg:x="1.029cm" svg:y="3.114cm">
          <draw:image xlink:href="Pictures/10000000000004F6000002F33E4EFF51.png" xlink:type="simple" xlink:show="embed" xlink:actuate="onLoad">
            <text:p/>
          </draw:image>
        </draw:frame>
        <draw:g xml:id="id5" draw:id="id5">
          <draw:frame draw:style-name="gr1" draw:text-style-name="P1" draw:layer="layout" svg:width="1.057cm" svg:height="1.057cm" svg:x="1.975cm" svg:y="3.821cm">
            <draw:image xlink:href="Pictures/10000201000000280000002891F134B9.png" xlink:type="simple" xlink:show="embed" xlink:actuate="onLoad">
              <text:p/>
            </draw:image>
          </draw:frame>
          <draw:frame draw:style-name="gr2" draw:text-style-name="P3" draw:layer="layout" svg:width="1.112cm" svg:height="0.725cm" svg:x="1.84cm" svg:y="4.71cm">
            <draw:text-box>
              <text:p text:style-name="P2"><text:span text:style-name="T1">BN</text:span></text:p>
            </draw:text-box>
          </draw:frame>
        </draw:g>
        <draw:frame draw:style-name="gr2" draw:text-style-name="P4" draw:layer="layout" svg:width="1.632cm" svg:height="1.199cm" svg:x="22.041cm" svg:y="14.418cm">
          <draw:text-box>
            <text:p><text:span text:style-name="T2">SN8</text:span></text:p>
            <text:p><text:span text:style-name="T2">Cama</text:span></text:p>
          </draw:text-box>
        </draw:frame>
        <draw:frame draw:style-name="gr1" draw:text-style-name="P1" draw:layer="layout" svg:width="0.762cm" svg:height="0.749cm" svg:x="4.487cm" svg:y="5.572cm">
          <draw:image xlink:href="Pictures/10000201000000CC000000B65FB7CAF0.png" xlink:type="simple" xlink:show="embed" xlink:actuate="onLoad">
            <text:p/>
          </draw:image>
        </draw:frame>
        <draw:frame draw:style-name="gr2" draw:text-style-name="P4" draw:layer="layout" svg:width="1.328cm" svg:height="0.725cm" svg:x="4.175cm" svg:y="6.334cm">
          <draw:text-box>
            <text:p><text:span text:style-name="T2">SN1</text:span></text:p>
          </draw:text-box>
        </draw:frame>
        <draw:frame draw:style-name="gr1" draw:text-style-name="P1" draw:layer="layout" svg:width="0.762cm" svg:height="0.749cm" svg:x="4.683cm" svg:y="15.224cm">
          <draw:image xlink:href="Pictures/10000201000000CC000000B65FB7CAF0.png" xlink:type="simple" xlink:show="embed" xlink:actuate="onLoad">
            <text:p/>
          </draw:image>
        </draw:frame>
        <draw:frame draw:style-name="gr2" draw:text-style-name="P4" draw:layer="layout" svg:width="1.328cm" svg:height="0.725cm" svg:x="4.302cm" svg:y="15.942cm">
          <draw:text-box>
            <text:p><text:span text:style-name="T2">SN3</text:span></text:p>
          </draw:text-box>
        </draw:frame>
        <draw:frame draw:style-name="gr1" draw:text-style-name="P1" draw:layer="layout" svg:width="0.762cm" svg:height="0.749cm" svg:x="9.763cm" svg:y="15.351cm">
          <draw:image xlink:href="Pictures/10000201000000CC000000B65FB7CAF0.png" xlink:type="simple" xlink:show="embed" xlink:actuate="onLoad">
            <text:p/>
          </draw:image>
        </draw:frame>
        <draw:frame draw:style-name="gr2" draw:text-style-name="P4" draw:layer="layout" svg:width="1.328cm" svg:height="0.725cm" svg:x="9.382cm" svg:y="16.069cm">
          <draw:text-box>
            <text:p><text:span text:style-name="T2">SN5</text:span></text:p>
          </draw:text-box>
        </draw:frame>
        <draw:frame draw:style-name="gr2" draw:text-style-name="P4" draw:layer="layout" svg:width="1.328cm" svg:height="0.725cm" svg:x="4.302cm" svg:y="10.689cm">
          <draw:text-box>
            <text:p><text:span text:style-name="T2">SN2</text:span></text:p>
          </draw:text-box>
        </draw:frame>
        <draw:frame draw:style-name="gr1" draw:text-style-name="P1" draw:layer="layout" svg:width="0.762cm" svg:height="0.749cm" svg:x="4.684cm" svg:y="9.971cm">
          <draw:image xlink:href="Pictures/10000201000000CC000000B65FB7CAF0.png" xlink:type="simple" xlink:show="embed" xlink:actuate="onLoad">
            <text:p/>
          </draw:image>
        </draw:frame>
        <draw:frame draw:style-name="gr2" draw:text-style-name="P4" draw:layer="layout" svg:width="1.328cm" svg:height="0.725cm" svg:x="14.589cm" svg:y="14.626cm">
          <draw:text-box>
            <text:p><text:span text:style-name="T2">SN7</text:span></text:p>
          </draw:text-box>
        </draw:frame>
        <draw:frame draw:style-name="gr1" draw:text-style-name="P1" draw:layer="layout" svg:width="0.762cm" svg:height="0.749cm" svg:x="14.971cm" svg:y="13.908cm">
          <draw:image xlink:href="Pictures/10000201000000CC000000B65FB7CAF0.png" xlink:type="simple" xlink:show="embed" xlink:actuate="onLoad">
            <text:p/>
          </draw:image>
        </draw:frame>
        <draw:frame draw:style-name="gr1" draw:text-style-name="P1" draw:layer="layout" svg:width="0.762cm" svg:height="0.749cm" svg:x="22.423cm" svg:y="13.7cm">
          <draw:image xlink:href="Pictures/10000201000000CC000000B65FB7CAF0.png" xlink:type="simple" xlink:show="embed" xlink:actuate="onLoad">
            <text:p/>
          </draw:image>
        </draw:frame>
        <draw:frame draw:style-name="gr2" draw:text-style-name="P4" draw:layer="layout" svg:width="1.632cm" svg:height="1.199cm" svg:x="24.114cm" svg:y="7.052cm">
          <draw:text-box>
            <text:p><text:span text:style-name="T2">SN9 </text:span></text:p>
            <text:p><text:span text:style-name="T2">Cama</text:span></text:p>
          </draw:text-box>
        </draw:frame>
        <draw:frame draw:style-name="gr1" draw:text-style-name="P1" draw:layer="layout" svg:width="0.762cm" svg:height="0.749cm" svg:x="24.496cm" svg:y="6.334cm">
          <draw:image xlink:href="Pictures/10000201000000CC000000B65FB7CAF0.png" xlink:type="simple" xlink:show="embed" xlink:actuate="onLoad">
            <text:p/>
          </draw:image>
        </draw:frame>
        <draw:frame draw:style-name="gr2" draw:text-style-name="P4" draw:layer="layout" svg:width="1.565cm" svg:height="0.725cm" svg:x="18.78cm" svg:y="5.863cm">
          <draw:text-box>
            <text:p><text:span text:style-name="T2">SN10</text:span></text:p>
          </draw:text-box>
        </draw:frame>
        <draw:frame draw:style-name="gr1" draw:text-style-name="P1" draw:layer="layout" svg:width="0.762cm" svg:height="0.749cm" svg:x="19.162cm" svg:y="5.145cm">
          <draw:image xlink:href="Pictures/10000201000000CC000000B65FB7CAF0.png" xlink:type="simple" xlink:show="embed" xlink:actuate="onLoad">
            <text:p/>
          </draw:image>
        </draw:frame>
        <draw:frame draw:style-name="gr2" draw:text-style-name="P4" draw:layer="layout" svg:width="1.565cm" svg:height="0.725cm" svg:x="15.674cm" svg:y="5.782cm">
          <draw:text-box>
            <text:p><text:span text:style-name="T2">SN11</text:span></text:p>
          </draw:text-box>
        </draw:frame>
        <draw:frame draw:style-name="gr1" draw:text-style-name="P1" draw:layer="layout" svg:width="0.762cm" svg:height="0.749cm" svg:x="16.056cm" svg:y="5.064cm">
          <draw:image xlink:href="Pictures/10000201000000CC000000B65FB7CAF0.png" xlink:type="simple" xlink:show="embed" xlink:actuate="onLoad">
            <text:p/>
          </draw:image>
        </draw:frame>
        <draw:frame draw:style-name="gr2" draw:text-style-name="P4" draw:layer="layout" svg:width="1.328cm" svg:height="0.725cm" svg:x="9.312cm" svg:y="10.862cm">
          <draw:text-box>
            <text:p text:style-name="P5"><text:span text:style-name="T2">SN4</text:span></text:p>
          </draw:text-box>
        </draw:frame>
        <draw:frame draw:style-name="gr1" draw:text-style-name="P1" draw:layer="layout" svg:width="0.762cm" svg:height="0.749cm" svg:x="9.694cm" svg:y="10.144cm">
          <draw:image xlink:href="Pictures/10000201000000CC000000B65FB7CAF0.png" xlink:type="simple" xlink:show="embed" xlink:actuate="onLoad">
            <text:p/>
          </draw:image>
        </draw:frame>
        <draw:g>
          <draw:frame draw:style-name="gr1" draw:text-style-name="P1" draw:layer="layout" svg:width="1.397cm" svg:height="1.778cm" svg:x="2.397cm" svg:y="11.668cm">
            <draw:image xlink:href="Pictures/100002010000004A00000056A0A6B53B.png" xlink:type="simple" xlink:show="embed" xlink:actuate="onLoad">
              <text:p/>
            </draw:image>
          </draw:frame>
          <draw:frame draw:style-name="gr1" draw:text-style-name="P1" draw:layer="layout" svg:width="1.27cm" svg:height="1.003cm" svg:x="2.905cm" svg:y="12.443cm">
            <draw:image xlink:href="Pictures/10000201000000CC000000B6E82F7A6F.png" xlink:type="simple" xlink:show="embed" xlink:actuate="onLoad">
              <text:p/>
            </draw:image>
          </draw:frame>
        </draw:g>
        <draw:frame draw:style-name="gr3" draw:text-style-name="P6" xml:id="id6" draw:id="id6" draw:layer="layout" svg:width="1.501cm" svg:height="1.27cm" svg:x="5.733cm" svg:y="3.975cm">
          <draw:image xlink:href="Pictures/10000201000000640000004D56F1A604.png" xlink:type="simple" xlink:show="embed" xlink:actuate="onLoad">
            <text:p text:style-name="P1"><text:span text:style-name="T3">LAN</text:span></text:p>
          </draw:image>
        </draw:frame>
        <draw:frame draw:style-name="gr2" draw:text-style-name="P4" draw:layer="layout" svg:width="1.328cm" svg:height="0.725cm" svg:x="15.732cm" svg:y="9.973cm">
          <draw:text-box>
            <text:p text:style-name="P5"><text:span text:style-name="T2">SN6</text:span></text:p>
          </draw:text-box>
        </draw:frame>
        <draw:frame draw:style-name="gr1" draw:text-style-name="P1" draw:layer="layout" svg:width="0.762cm" svg:height="0.749cm" svg:x="16.114cm" svg:y="9.255cm">
          <draw:image xlink:href="Pictures/10000201000000CC000000B65FB7CAF0.png" xlink:type="simple" xlink:show="embed" xlink:actuate="onLoad">
            <text:p/>
          </draw:image>
        </draw:frame>
        <draw:line draw:style-name="gr4" draw:text-style-name="P1" draw:layer="layout" svg:x1="3.667cm" svg:y1="12.176cm" svg:x2="4.556cm" svg:y2="6.969cm">
          <text:p/>
        </draw:line>
        <draw:line draw:style-name="gr4" draw:text-style-name="P1" draw:layer="layout" svg:x1="3.667cm" svg:y1="13.7cm" svg:x2="4.81cm" svg:y2="15.351cm">
          <text:p/>
        </draw:line>
        <draw:line draw:style-name="gr4" draw:text-style-name="P1" draw:layer="layout" svg:x1="4.175cm" svg:y1="12.684cm" svg:x2="4.81cm" svg:y2="11.414cm">
          <text:p/>
        </draw:line>
        <draw:line draw:style-name="gr4" draw:text-style-name="P1" draw:layer="layout" svg:x1="4.429cm" svg:y1="13.192cm" svg:x2="9.636cm" svg:y2="15.732cm">
          <text:p/>
        </draw:line>
        <draw:line draw:style-name="gr4" draw:text-style-name="P1" draw:layer="layout" svg:x1="4.937cm" svg:y1="12.811cm" svg:x2="9.509cm" svg:y2="10.779cm">
          <text:p/>
        </draw:line>
        <draw:line draw:style-name="gr4" draw:text-style-name="P1" draw:layer="layout" svg:x1="3.032cm" svg:y1="4.81cm" svg:x2="4.683cm" svg:y2="5.826cm">
          <text:p/>
        </draw:line>
        <draw:frame draw:style-name="gr1" draw:text-style-name="P1" xml:id="id1" draw:id="id1" draw:layer="layout" svg:width="1.143cm" svg:height="1.143cm" svg:x="5.918cm" svg:y="1cm">
          <draw:image xlink:href="Pictures/100002010000005F0000005F1C1F5359.png" xlink:type="simple" xlink:show="embed" xlink:actuate="onLoad">
            <text:p/>
          </draw:image>
        </draw:frame>
        <draw:g xml:id="id2" draw:id="id2">
          <draw:frame draw:style-name="gr1" draw:text-style-name="P1" draw:layer="layout" svg:width="1.152cm" svg:height="1.136cm" svg:x="9.075cm" svg:y="0.863cm">
            <draw:image xlink:href="Pictures/100002010000005200000064E8F768B4.png" xlink:type="simple" xlink:show="embed" xlink:actuate="onLoad">
              <text:p/>
            </draw:image>
          </draw:frame>
          <draw:frame draw:style-name="gr2" draw:text-style-name="P7" draw:layer="layout" svg:width="1.768cm" svg:height="0.645cm" svg:x="8.567cm" svg:y="1.879cm">
            <draw:text-box>
              <text:p text:style-name="P1"><text:span text:style-name="T4">Hospital</text:span></text:p>
            </draw:text-box>
          </draw:frame>
        </draw:g>
        <draw:frame draw:style-name="gr2" draw:text-style-name="P9" draw:layer="layout" svg:width="1.395cm" svg:height="0.725cm" svg:x="2.272cm" svg:y="11.033cm">
          <draw:text-box>
            <text:p text:style-name="P8"><text:span text:style-name="T5">BSN</text:span></text:p>
          </draw:text-box>
        </draw:frame>
        <draw:g xml:id="id3" draw:id="id3">
          <draw:frame draw:style-name="gr1" draw:text-style-name="P1" draw:layer="layout" svg:width="1.152cm" svg:height="1.136cm" svg:x="11.541cm" svg:y="0.863cm">
            <draw:image xlink:href="Pictures/100002010000005200000064E8F768B4.png" xlink:type="simple" xlink:show="embed" xlink:actuate="onLoad">
              <text:p/>
            </draw:image>
          </draw:frame>
          <draw:frame draw:style-name="gr2" draw:text-style-name="P7" draw:layer="layout" svg:width="1.649cm" svg:height="0.645cm" svg:x="11.16cm" svg:y="1.889cm">
            <draw:text-box>
              <text:p text:style-name="P1"><text:span text:style-name="T4">Família</text:span></text:p>
            </draw:text-box>
          </draw:frame>
        </draw:g>
        <draw:frame draw:style-name="gr1" draw:text-style-name="P1" xml:id="id4" draw:id="id4" draw:layer="layout" svg:width="1.152cm" svg:height="1.136cm" svg:x="13.825cm" svg:y="0.863cm">
          <draw:image xlink:href="Pictures/100002010000005200000064E8F768B4.png" xlink:type="simple" xlink:show="embed" xlink:actuate="onLoad">
            <text:p/>
          </draw:image>
        </draw:frame>
        <draw:frame draw:style-name="gr2" draw:text-style-name="P10" draw:layer="layout" svg:width="2.923cm" svg:height="0.645cm" svg:x="12.938cm" svg:y="1.879cm">
          <draw:text-box>
            <text:p><text:span text:style-name="T6">Care Managers</text:span></text:p>
          </draw:text-box>
        </draw:frame>
        <draw:connector draw:style-name="gr5" draw:text-style-name="P1" draw:layer="layout" svg:x1="6.489cm" svg:y1="1cm" svg:x2="9.451cm" svg:y2="0.863cm" draw:start-shape="id1" draw:start-glue-point="0" draw:end-shape="id2" draw:end-glue-point="0" svg:d="m6489 1000v-637h2962v500">
          <text:p/>
        </draw:connector>
        <draw:connector draw:style-name="gr5" draw:text-style-name="P1" draw:layer="layout" svg:x1="6.489cm" svg:y1="1cm" svg:x2="11.984cm" svg:y2="0.863cm" draw:start-shape="id1" draw:start-glue-point="0" draw:end-shape="id3" svg:d="m6489 1000v-637h5495v500">
          <text:p/>
        </draw:connector>
        <draw:connector draw:style-name="gr5" draw:text-style-name="P1" draw:layer="layout" svg:x1="6.489cm" svg:y1="1cm" svg:x2="14.401cm" svg:y2="0.863cm" draw:start-shape="id1" draw:start-glue-point="0" draw:end-shape="id4" draw:end-glue-point="0" svg:d="m6489 1000v-637h7912v500">
          <text:p/>
        </draw:connector>
        <draw:connector draw:style-name="gr5" draw:text-style-name="P1" draw:layer="layout" svg:x1="3.032cm" svg:y1="4.628cm" svg:x2="5.733cm" svg:y2="4.61cm" draw:start-shape="id5" draw:end-shape="id6" draw:end-glue-point="3" svg:d="m3032 4628h1351v-18h1350">
          <text:p/>
        </draw:connector>
        <draw:connector draw:style-name="gr5" draw:text-style-name="P1" draw:layer="layout" svg:x1="6.489cm" svg:y1="2.143cm" svg:x2="6.483cm" svg:y2="3.975cm" draw:start-shape="id1" draw:start-glue-point="2" draw:end-shape="id6" draw:end-glue-point="0" svg:d="m6489 2143v916h-6v916">
          <text:p/>
        </draw:connector>
        <draw:frame draw:style-name="gr2" draw:text-style-name="P12" draw:layer="layout" svg:width="1.158cm" svg:height="0.725cm" svg:x="3.652cm" svg:y="13.229cm">
          <draw:text-box>
            <text:p text:style-name="P11"><text:span text:style-name="T7">MN</text:span></text:p>
          </draw:text-box>
        </draw:frame>
        <draw:frame draw:style-name="gr1" draw:text-style-name="P1" draw:layer="layout" svg:width="0.762cm" svg:height="0.749cm" svg:x="9.001cm" svg:y="3.68cm">
          <draw:image xlink:href="Pictures/10000201000000CC000000B65FB7CAF0.png" xlink:type="simple" xlink:show="embed" xlink:actuate="onLoad">
            <text:p/>
          </draw:image>
        </draw:frame>
        <draw:frame draw:style-name="gr6" draw:text-style-name="P13" draw:layer="layout" svg:width="2.471cm" svg:height="0.645cm" svg:x="8.366cm" svg:y="4.419cm">
          <draw:text-box>
            <text:p text:style-name="P7"><text:span text:style-name="T8">SN13 Fogão</text:span></text:p>
          </draw:text-box>
        </draw:frame>
        <draw:frame draw:style-name="gr1" draw:text-style-name="P1" draw:layer="layout" svg:width="0.762cm" svg:height="0.749cm" svg:x="9.001cm" svg:y="5.064cm">
          <draw:image xlink:href="Pictures/10000201000000CC000000B65FB7CAF0.png" xlink:type="simple" xlink:show="embed" xlink:actuate="onLoad">
            <text:p/>
          </draw:image>
        </draw:frame>
        <draw:frame draw:style-name="gr6" draw:text-style-name="P13" draw:layer="layout" svg:width="2.123cm" svg:height="0.645cm" svg:x="8.366cm" svg:y="5.803cm">
          <draw:text-box>
            <text:p text:style-name="P7"><text:span text:style-name="T8">SN12 Gá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0-28T17:19:19</meta:creation-date>
    <dc:date>2012-10-28T19:51:38</dc:date>
    <dc:creator>mnobrega </dc:creator>
    <meta:editing-duration>PT41M54S</meta:editing-duration>
    <meta:editing-cycles>6</meta:editing-cycles>
    <meta:generator>LibreOffice/3.5$Linux_X86_64 LibreOffice_project/350m1$Build-2</meta:generator>
    <meta:document-statistic meta:object-count="56"/>
  </office:meta>
</office:document-meta>
</file>